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="solid" draw:fill-color="#000000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.5cm" svg:height="1.25cm" svg:x="2.6cm" svg:y="2.5cm">
          <text:p text:style-name="P1">2x10</text:p>
        </draw:rect>
        <draw:rect draw:style-name="gr1" draw:text-style-name="P1" draw:layer="layout" svg:width="2cm" svg:height="2.5cm" svg:x="5.7cm" svg:y="2.5cm">
          <text:p text:style-name="P1">10x5</text:p>
        </draw:rect>
        <draw:rect draw:style-name="gr1" draw:text-style-name="P1" draw:layer="layout" svg:width="2.25cm" svg:height="2cm" svg:x="8.2cm" svg:y="2.5cm">
          <text:p text:style-name="P1">5x8</text:p>
        </draw:rect>
        <draw:circle draw:style-name="gr2" draw:text-style-name="P1" draw:layer="layout" svg:width="0.2cm" svg:height="0.2cm" svg:x="5.3cm" svg:y="3.7cm">
          <text:p/>
        </draw:circle>
        <draw:circle draw:style-name="gr2" draw:text-style-name="P1" draw:layer="layout" svg:width="0.2cm" svg:height="0.2cm" svg:x="7.8cm" svg:y="3.7cm">
          <text:p/>
        </draw:circle>
        <draw:rect draw:style-name="gr1" draw:text-style-name="P1" draw:layer="layout" svg:width="2.3cm" svg:height="1.8cm" svg:x="3.1cm" svg:y="6.8cm">
          <text:p text:style-name="P1">A_i</text:p>
        </draw:rect>
        <draw:rect draw:style-name="gr1" draw:text-style-name="P1" draw:layer="layout" svg:width="2.3cm" svg:height="1.8cm" svg:x="7.7cm" svg:y="6.8cm">
          <text:p text:style-name="P1">A_{i+1}</text:p>
        </draw:rect>
        <draw:frame draw:style-name="gr3" draw:layer="layout" svg:width="1.344cm" svg:height="0.963cm" svg:x="1.656cm" svg:y="7.137cm">
          <draw:text-box>
            <text:p>d_i</text:p>
          </draw:text-box>
        </draw:frame>
        <draw:frame draw:style-name="gr3" draw:layer="layout" svg:width="2.068cm" svg:height="0.963cm" svg:x="3.2cm" svg:y="6.137cm">
          <draw:text-box>
            <text:p>d_i+1</text:p>
          </draw:text-box>
        </draw:frame>
        <draw:frame draw:style-name="gr3" draw:layer="layout" svg:width="2.068cm" svg:height="0.963cm" svg:x="5.932cm" svg:y="7.737cm">
          <draw:text-box>
            <text:p>d_i+1</text:p>
          </draw:text-box>
        </draw:frame>
        <draw:frame draw:style-name="gr3" draw:layer="layout" svg:width="2.068cm" svg:height="0.963cm" svg:x="7.732cm" svg:y="5.9cm">
          <draw:text-box>
            <text:p>d_i+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6T13:45:23.18</meta:creation-date>
    <dc:date>2012-11-26T14:35:22.64</dc:date>
    <meta:editing-duration>PT34M49S</meta:editing-duration>
    <meta:editing-cycles>1</meta:editing-cycles>
    <meta:document-statistic meta:object-count="11"/>
    <meta:generator>OpenOffice.org/3.4.1$Win32 OpenOffice.org_project/341m1$Build-9593</meta:generator>
  </office:meta>
</office:document-meta>
</file>